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p text:style-name="Title">Efficient Synchronization of Linux Memory Regions over a Network (Presentation Notes)</text:p>
      <text:p text:style-name="Author">Felicitas Pojtinger</text:p>
      <text:p text:style-name="Date">2023-08-2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Introduction</text:p>
          <text:list text:style-name="L2">
            <text:list-item>
              <text:p text:style-name="P2">Title slide</text:p>
            </text:list-item>
            <text:list-item>
              <text:p text:style-name="P2">ToC</text:p>
            </text:list-item>
            <text:list-item>
              <text:p text:style-name="P2">About me</text:p>
            </text:list-item>
            <text:list-item>
              <text:p text:style-name="P2">Abstract/introduction</text:p>
            </text:list-item>
          </text:list>
        </text:list-item>
        <text:list-item>
          <text:p text:style-name="P1">Methods</text:p>
          <text:list text:style-name="L3">
            <text:list-item>
              <text:p text:style-name="P3">Pull-based synchronization with <text:span text:style-name="Source_Text">userfaultfd</text:span>/Userfaults in Go with <text:span text:style-name="Source_Text">userfaultfd</text:span></text:p>
              <text:list text:style-name="L4">
                <text:list-item>
                  <text:p text:style-name="P4">Technology section: Memory organization &amp; hierarchy</text:p>
                </text:list-item>
                <text:list-item>
                  <text:p text:style-name="P4">Technology section: Page faults</text:p>
                </text:list-item>
              </text:list>
            </text:list-item>
            <text:list-item>
              <text:p text:style-name="P3">Push-based synchronization with <text:span text:style-name="Source_Text">mmap</text:span> and hashing/file-based synchronization, discussion</text:p>
              <text:list text:style-name="L5">
                <text:list-item>
                  <text:p text:style-name="P5">Technology section: `mmap``</text:p>
                </text:list-item>
                <text:list-item>
                  <text:p text:style-name="P5">Technology section: Delta synchronization</text:p>
                </text:list-item>
              </text:list>
            </text:list-item>
            <text:list-item>
              <text:p text:style-name="P3">Push-based synchronization with FUSE/FUSE implementation in Go, discussion</text:p>
              <text:list text:style-name="L6">
                <text:list-item>
                  <text:p text:style-name="P6">Technology section: FUSE</text:p>
                </text:list-item>
              </text:list>
            </text:list-item>
            <text:list-item>
              <text:p text:style-name="P3">Mounts with NBD/NBD with go-nbd</text:p>
              <text:list text:style-name="L7">
                <text:list-item>
                  <text:p text:style-name="P7">Technology section: NBD</text:p>
                </text:list-item>
              </text:list>
            </text:list-item>
            <text:list-item>
              <text:p text:style-name="P3">Push-Pull Synchronization with Mounts/managed mounts with r3map</text:p>
              <text:list text:style-name="L8">
                <text:list-item>
                  <text:p text:style-name="P8">Technology section: RTT, LAN and WAN</text:p>
                </text:list-item>
              </text:list>
            </text:list-item>
            <text:list-item>
              <text:p text:style-name="P3">Pull-Based Synchronization with Migrations/Live migration</text:p>
              <text:list text:style-name="L9">
                <text:list-item>
                  <text:p text:style-name="P9">Technology section: Pre- and post-copy VM migration, workload analysis</text:p>
                </text:list-item>
              </text:list>
            </text:list-item>
          </text:list>
        </text:list-item>
        <text:list-item>
          <text:p text:style-name="P1">Optimizations</text:p>
          <text:list text:style-name="L10">
            <text:list-item>
              <text:p text:style-name="P10">Pluggable Encryption, Authentication and Transport</text:p>
            </text:list-item>
            <text:list-item>
              <text:p text:style-name="P10">Concurrent Backends</text:p>
            </text:list-item>
            <text:list-item>
              <text:p text:style-name="P10">Remote Stores as Backends</text:p>
            </text:list-item>
            <text:list-item>
              <text:p text:style-name="P10">Concurrrent RPC frameworks (dudirekta) and connection pooling (gRPC)</text:p>
            </text:list-item>
          </text:list>
        </text:list-item>
        <text:list-item>
          <text:p text:style-name="P1">Discussion and Results</text:p>
          <text:list text:style-name="L11">
            <text:list-item>
              <text:p text:style-name="P11">Testing Environment</text:p>
            </text:list-item>
            <text:list-item>
              <text:p text:style-name="P11">Access methods (userfaults vs. direct vs. managed mounts): Latency &amp; Throughput, discussion</text:p>
            </text:list-item>
            <text:list-item>
              <text:p text:style-name="P11">Initialization: Polling vs. udev</text:p>
            </text:list-item>
            <text:list-item>
              <text:p text:style-name="P11">Chunking methods: Local vs. remote</text:p>
            </text:list-item>
            <text:list-item>
              <text:p text:style-name="P11">RPC frameworks; discussion</text:p>
            </text:list-item>
            <text:list-item>
              <text:p text:style-name="P11">Backends: Latency &amp; throughput; discussion</text:p>
            </text:list-item>
            <text:list-item>
              <text:p text:style-name="P11">General limitations of the r3map library (deadlocks etc.)</text:p>
            </text:list-item>
          </text:list>
        </text:list-item>
        <text:list-item>
          <text:p text:style-name="P1">Implemented Use Cases</text:p>
          <text:list text:style-name="L12">
            <text:list-item>
              <text:p text:style-name="P12">Using mounts for remote swap with <text:span text:style-name="Source_Text">ram-dl</text:span></text:p>
            </text:list-item>
            <text:list-item>
              <text:p text:style-name="P12">Mapping tape into memory with tapisk</text:p>
            </text:list-item>
          </text:list>
        </text:list-item>
        <text:list-item>
          <text:p text:style-name="P1">Future Use Cases</text:p>
          <text:list text:style-name="L13">
            <text:list-item>
              <text:p text:style-name="P13">Improving cloud storage clients</text:p>
            </text:list-item>
            <text:list-item>
              <text:p text:style-name="P13">Universal database, media and asset streaming</text:p>
            </text:list-item>
            <text:list-item>
              <text:p text:style-name="P13">Universal app state mounts and migrations</text:p>
            </text:list-item>
          </text:list>
        </text:list-item>
        <text:list-item>
          <text:p text:style-name="P1">Conclusion</text:p>
        </text:list-item>
        <text:list-item>
          <text:p text:style-name="P1">Thank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 (Presentation Notes)</dc:title>
    <dc:description/>
    <dc:subject>Efficient Synchronization of Linux Memory Regions over a Network (Presentation Notes)</dc:subject>
    <meta:keyword>linux, memory-synchronization, memory-hierarchy, remote-memory, mmap, delta-synchronization, fuse, nbd, live-migration</meta:keyword>
    <dc:language>en-US</dc:language>
    <meta:initial-creator>Felicitas Pojtinger</meta:initial-creator>
    <dc:creator>Felicitas Pojtinger</dc:creator>
    <meta:creation-date>2023-08-29T20:11:23Z</meta:creation-date>
    <dc:date>2023-08-29T20:11:23Z</dc:date>
    <meta:user-defined meta:name="bibliography" meta:value-type="string">static/references.bib</meta:user-defined>
    <meta:user-defined meta:name="code-block-font-size" meta:value-type="string"/>
    <meta:user-defined meta:name="colorlinks" meta:value-type="string">False</meta:user-defined>
    <meta:user-defined meta:name="csl" meta:value-type="string">static/ieee.csl</meta:user-defined>
    <meta:user-defined meta:name="date" meta:value-type="string">2023-08-29</meta:user-defined>
    <meta:user-defined meta:name="institute" meta:value-type="string">Hochschule der Medien Stuttgart</meta:user-defined>
    <meta:user-defined meta:name="linkcolor" meta:value-type="string">blue</meta:user-defined>
    <meta:user-defined meta:name="lof" meta:value-type="string">True</meta:user-defined>
    <meta:user-defined meta:name="mainfont" meta:value-type="string">Latin Modern Roman</meta:user-defined>
    <meta:user-defined meta:name="monofont" meta:value-type="string">Latin Modern Mono</meta:user-defined>
    <meta:user-defined meta:name="sansfont" meta:value-type="string">Latin Modern Roma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